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RW Bookman L" svg:font-family="'URW Bookman L'"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5042in" fo:margin-left="0in" fo:margin-top="0in" fo:margin-bottom="0in" style:page-number="auto" table:align="left" style:writing-mode="lr-tb"/>
    </style:style>
    <style:style style:name="Table1.A" style:family="table-column">
      <style:table-column-properties style:column-width="3.4618in"/>
    </style:style>
    <style:style style:name="Table1.B" style:family="table-column">
      <style:table-column-properties style:column-width="4.0424in"/>
    </style:style>
    <style:style style:name="Table1.1" style:family="table-row">
      <style:table-row-properties fo:keep-together="auto"/>
    </style:style>
    <style:style style:name="Table1.A1" style:family="table-cell">
      <style:table-cell-properties style:vertical-align="bottom" fo:padding="0.0382in" fo:border-left="none" fo:border-right="none" fo:border-top="none" fo:border-bottom="1pt solid #000001"/>
    </style:style>
    <style:style style:name="P1" style:family="paragraph" style:parent-style-name="Standard">
      <style:text-properties fo:font-variant="small-caps" style:font-name="Cambria" style:text-underline-style="solid" style:text-underline-width="auto" style:text-underline-color="font-color" fo:font-weight="bold" style:font-weight-asian="bold" style:font-name-complex="Calibri1"/>
    </style:style>
    <style:style style:name="P2" style:family="paragraph" style:parent-style-name="Standard">
      <style:text-properties style:font-name="Times New Roman" fo:font-size="11pt" style:font-size-asian="11pt" style:font-name-complex="DejaVu Sans" style:font-size-complex="11pt"/>
    </style:style>
    <style:style style:name="P3" style:family="paragraph" style:parent-style-name="Standard">
      <style:text-properties style:font-name="Calibri" fo:font-size="11pt" fo:font-style="italic" style:font-size-asian="11pt" style:font-style-asian="italic" style:font-name-complex="Calibri1" style:font-size-complex="11pt"/>
    </style:style>
    <style:style style:name="P4" style:family="paragraph" style:parent-style-name="Standard">
      <style:text-properties style:font-name="Calibri" fo:font-size="11pt" style:text-underline-style="solid" style:text-underline-width="auto" style:text-underline-color="font-color" style:font-size-asian="11pt" style:font-name-complex="Calibri1" style:font-size-complex="11pt"/>
    </style:style>
    <style:style style:name="P5" style:family="paragraph" style:parent-style-name="Standard">
      <style:text-properties style:font-name="Calibri" fo:font-size="11pt" style:font-size-asian="11pt" style:font-name-complex="Calibri1" style:font-size-complex="11pt"/>
    </style:style>
    <style:style style:name="P6" style:family="paragraph" style:parent-style-name="Standard">
      <style:paragraph-properties>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6.0626in"/>
        </style:tab-stops>
      </style:paragraph-properties>
    </style:style>
    <style:style style:name="P7" style:family="paragraph" style:parent-style-name="Standard">
      <style:paragraph-properties fo:margin-left="0in" fo:margin-right="0in" fo:text-indent="0.4925in" style:auto-text-indent="false"/>
      <style:text-properties style:font-name="Times New Roman" fo:font-size="11pt" style:font-size-asian="11pt" style:font-name-complex="DejaVu Sans" style:font-size-complex="11pt"/>
    </style:style>
    <style:style style:name="P8" style:family="paragraph" style:parent-style-name="Standard">
      <style:paragraph-properties fo:margin-left="0.4925in" fo:margin-right="0in" fo:text-indent="0.4925in" style:auto-text-indent="false"/>
    </style:style>
    <style:style style:name="P9" style:family="paragraph" style:parent-style-name="Standard">
      <style:paragraph-properties fo:margin-left="0.4925in" fo:margin-right="0in" fo:text-indent="0in" style:auto-text-indent="false"/>
    </style:style>
    <style:style style:name="P10" style:family="paragraph" style:parent-style-name="Standard">
      <style:paragraph-properties fo:margin-left="0.4925in" fo:margin-right="0in" fo:text-indent="0in" style:auto-text-indent="false"/>
      <style:text-properties style:font-name="Calibri" fo:font-size="11pt" fo:font-style="italic" style:font-size-asian="11pt" style:font-style-asian="italic" style:font-name-complex="Calibri1" style:font-size-complex="11pt"/>
    </style:style>
    <style:style style:name="P11" style:family="paragraph" style:parent-style-name="Standard">
      <style:paragraph-properties fo:margin-left="0.9791in" fo:margin-right="0in" fo:text-indent="-0.9791in" style:auto-text-indent="false"/>
    </style:style>
    <style:style style:name="P12" style:family="paragraph" style:parent-style-name="Standard">
      <style:paragraph-properties fo:margin-left="0.9791in" fo:margin-right="0in" fo:text-indent="0in" style:auto-text-indent="false"/>
    </style:style>
    <style:style style:name="P13" style:family="paragraph" style:parent-style-name="Standard">
      <style:paragraph-properties fo:text-align="end" style:justify-single-word="false"/>
      <style:text-properties style:font-name="Calibri" fo:font-size="11pt" style:font-size-asian="11pt" style:font-name-complex="Calibri1" style:font-size-complex="11pt"/>
    </style:style>
    <style:style style:name="P14" style:family="paragraph" style:parent-style-name="Standard" style:list-style-name="WWNum3">
      <style:text-properties style:font-name="Calibri" fo:font-size="11pt" style:font-size-asian="11pt" style:font-name-complex="Calibri1" style:font-size-complex="11pt"/>
    </style:style>
    <style:style style:name="P15" style:family="paragraph" style:parent-style-name="Standard" style:list-style-name="WWNum3"/>
    <style:style style:name="P16" style:family="paragraph" style:parent-style-name="Standard" style:list-style-name="WWNum3">
      <style:paragraph-properties fo:margin-left="1.2291in" fo:margin-right="0in" fo:text-indent="-0.25in" style:auto-text-indent="false"/>
      <style:text-properties style:font-name="Calibri" fo:font-size="11pt" fo:font-weight="bold" officeooo:rsid="0010c005" officeooo:paragraph-rsid="0010c005" style:font-size-asian="11pt" style:font-weight-asian="bold" style:font-name-complex="Calibri1" style:font-size-complex="11pt"/>
    </style:style>
    <style:style style:name="P17" style:family="paragraph" style:parent-style-name="Standard" style:list-style-name="WWNum3">
      <style:paragraph-properties fo:margin-left="1.2291in" fo:margin-right="0in" fo:text-indent="-0.25in" style:auto-text-indent="false"/>
      <style:text-properties style:font-name="Calibri" fo:font-size="11pt" fo:font-weight="bold" style:font-size-asian="11pt" style:font-weight-asian="bold" style:font-name-complex="Calibri1" style:font-size-complex="11pt"/>
    </style:style>
    <style:style style:name="P18" style:family="paragraph" style:parent-style-name="Standard" style:list-style-name="WWNum3">
      <style:paragraph-properties fo:margin-left="1.2291in" fo:margin-right="0in" fo:text-indent="-0.25in" style:auto-text-indent="false"/>
      <style:text-properties style:font-name="Calibri" fo:font-size="11pt" style:font-size-asian="11pt" style:font-name-complex="Calibri1" style:font-size-complex="11pt"/>
    </style:style>
    <style:style style:name="P19" style:family="paragraph" style:parent-style-name="Standard">
      <style:paragraph-properties fo:margin-left="0.4898in" fo:margin-right="0in" fo:text-indent="0.4925in" style:auto-text-indent="false"/>
      <style:text-properties style:font-name="Calibri" fo:font-size="11pt" style:text-underline-style="solid" style:text-underline-width="auto" style:text-underline-color="font-color" style:font-size-asian="11pt" style:font-name-complex="Calibri1" style:font-size-complex="11pt"/>
    </style:style>
    <style:style style:name="P20" style:family="paragraph" style:parent-style-name="Standard">
      <style:paragraph-properties fo:margin-left="0.4925in" fo:margin-right="0in" fo:text-indent="0.4866in" style:auto-text-indent="false"/>
      <style:text-properties style:font-name="Calibri" fo:font-size="11pt" fo:font-style="italic" style:font-size-asian="11pt" style:font-style-asian="italic" style:font-name-complex="Calibri1" style:font-size-complex="11pt"/>
    </style:style>
    <style:style style:name="P21" style:family="paragraph" style:parent-style-name="Table_20_Contents">
      <style:paragraph-properties fo:text-align="center" style:justify-single-word="false" style:snap-to-layout-grid="false"/>
      <style:text-properties style:font-name="Arial" fo:font-size="28pt" style:font-size-asian="28pt" style:font-name-complex="Arial1" style:font-size-complex="28pt"/>
    </style:style>
    <style:style style:name="P22" style:family="paragraph" style:parent-style-name="List_20_Paragraph" style:list-style-name="WWNum7">
      <style:text-properties style:font-name="Calibri" fo:font-size="11pt" style:font-size-asian="11pt" style:font-name-complex="Calibri1" style:font-size-complex="11pt"/>
    </style:style>
    <style:style style:name="P23" style:family="paragraph" style:parent-style-name="List_20_Paragraph" style:list-style-name="WWNum4">
      <style:paragraph-properties fo:margin-left="1.2291in" fo:margin-right="0in" fo:text-indent="-0.25in" style:auto-text-indent="false"/>
      <style:text-properties style:font-name="Calibri" fo:font-size="11pt" style:font-size-asian="11pt" style:font-name-complex="Calibri1" style:font-size-complex="11pt"/>
    </style:style>
    <style:style style:name="P24" style:family="paragraph" style:parent-style-name="List_20_Paragraph" style:list-style-name="WWNum1">
      <style:paragraph-properties fo:margin-left="1.2291in" fo:margin-right="0in" fo:text-indent="-0.25in" style:auto-text-indent="false"/>
      <style:text-properties style:font-name="Calibri" fo:font-size="11pt" style:font-size-asian="11pt" style:font-name-complex="Calibri1" style:font-size-complex="11pt"/>
    </style:style>
    <style:style style:name="T1" style:family="text">
      <style:text-properties style:font-name="Calibri" fo:font-size="11pt" style:font-size-asian="11pt" style:font-name-complex="Calibri1" style:font-size-complex="11pt"/>
    </style:style>
    <style:style style:name="T2" style:family="text">
      <style:text-properties style:font-name="Calibri" fo:font-size="11pt" officeooo:rsid="0012dd99" style:font-size-asian="11pt" style:font-name-complex="Calibri1" style:font-size-complex="11pt"/>
    </style:style>
    <style:style style:name="T3" style:family="text">
      <style:text-properties style:font-name="Calibri" fo:font-size="11pt" fo:font-weight="bold" style:font-size-asian="11pt" style:font-weight-asian="bold" style:font-name-complex="Calibri1" style:font-size-complex="11pt"/>
    </style:style>
    <style:style style:name="T4" style:family="text">
      <style:text-properties style:font-name="Calibri" fo:font-size="11pt" fo:font-weight="bold" style:font-size-asian="11pt" style:font-weight-asian="bold" style:font-name-complex="Calibri1" style:font-size-complex="11pt" style:font-weight-complex="bold"/>
    </style:style>
    <style:style style:name="T5" style:family="text">
      <style:text-properties style:font-name="Calibri" fo:font-size="11pt" fo:font-weight="bold" officeooo:rsid="0014272a" style:font-size-asian="11pt" style:font-weight-asian="bold" style:font-name-complex="Calibri1" style:font-size-complex="11pt"/>
    </style:style>
    <style:style style:name="T6" style:family="text">
      <style:text-properties style:font-name="Calibri" fo:font-size="11pt" fo:font-style="italic" style:font-size-asian="11pt" style:font-style-asian="italic" style:font-name-complex="Calibri1" style:font-size-complex="11pt"/>
    </style:style>
    <style:style style:name="T7" style:family="text">
      <style:text-properties style:font-name="Calibri" fo:font-size="11pt" fo:font-style="italic" style:text-underline-style="solid" style:text-underline-width="auto" style:text-underline-color="font-color" style:font-size-asian="11pt" style:font-style-asian="italic" style:font-name-complex="Calibri1" style:font-size-complex="11pt"/>
    </style:style>
    <style:style style:name="T8" style:family="text">
      <style:text-properties style:font-name="Calibri" fo:font-size="11pt" fo:font-style="italic" style:text-underline-style="solid" style:text-underline-width="auto" style:text-underline-color="font-color" officeooo:rsid="0010c005" style:font-size-asian="11pt" style:font-style-asian="italic" style:font-name-complex="Calibri1" style:font-size-complex="11pt"/>
    </style:style>
    <style:style style:name="T9" style:family="text">
      <style:text-properties style:font-name="Calibri" fo:font-size="11pt" fo:font-style="italic" style:text-underline-style="solid" style:text-underline-width="auto" style:text-underline-color="font-color" officeooo:rsid="0014272a" style:font-size-asian="11pt" style:font-style-asian="italic" style:font-name-complex="Calibri1" style:font-size-complex="11pt"/>
    </style:style>
    <style:style style:name="T10" style:family="text">
      <style:text-properties style:font-name="Calibri" fo:font-size="11pt" style:text-underline-style="solid" style:text-underline-width="auto" style:text-underline-color="font-color" style:font-size-asian="11pt" style:font-name-complex="Calibri1" style:font-size-complex="11pt"/>
    </style:style>
    <style:style style:name="T11" style:family="text">
      <style:text-properties style:font-name="Calibri" fo:font-size="10pt" style:font-size-asian="10pt" style:font-name-complex="Calibri1" style:font-size-complex="10pt"/>
    </style:style>
    <style:style style:name="T12" style:family="text">
      <style:text-properties fo:font-variant="small-caps" style:font-name="Cambria" style:text-underline-style="solid" style:text-underline-width="auto" style:text-underline-color="font-color" fo:font-weight="bold" style:font-weight-asian="bold" style:font-name-complex="Calibri1"/>
    </style:style>
    <style:style style:name="T13" style:family="text">
      <style:text-properties fo:font-variant="small-caps" style:font-name="Cambria" fo:font-size="11pt" fo:font-weight="bold" style:font-size-asian="11pt" style:font-weight-asian="bold" style:font-name-complex="Calibri1" style:font-size-complex="11pt"/>
    </style:style>
    <style:style style:name="T14" style:family="text">
      <style:text-properties fo:font-variant="small-caps" style:font-name="Cambria" fo:font-size="11pt" style:text-underline-style="solid" style:text-underline-width="auto" style:text-underline-color="font-color" fo:font-weight="bold" style:font-size-asian="11pt" style:font-weight-asian="bold" style:font-name-complex="Calibri1" style:font-size-complex="11pt"/>
    </style:style>
    <style:style style:name="T15" style:family="text">
      <style:text-properties fo:font-variant="small-caps" style:font-name="Calibri" fo:font-size="11pt" fo:font-weight="bold" style:font-size-asian="11pt" style:font-weight-asian="bold" style:font-name-complex="Calibri1" style:font-size-complex="11pt"/>
    </style:style>
    <style:style style:name="T16" style:family="text">
      <style:text-properties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1">Egor Poblaguev</text:p>
          </table:table-cell>
          <table:table-cell table:style-name="Table1.A1" office:value-type="string">
            <text:p text:style-name="P13">egorpoblaguev@gmail.com<text:line-break/>www.epoblaguev.com</text:p>
          </table:table-cell>
        </table:table-row>
      </table:table>
      <text:p text:style-name="P1"/>
      <text:p text:style-name="Standard"><text:span text:style-name="T12">Technical</text:span><text:span text:style-name="T15"><text:tab/></text:span><text:span text:style-name="T3">Languages: </text:span><text:span text:style-name="T1">Java, VB.NET, VBA, Python, C#, JavaScript, Bash</text:span></text:p>
      <text:p text:style-name="Standard"><text:span text:style-name="T12">Skills</text:span><text:span text:style-name="T11"><text:tab/><text:tab/></text:span><text:span text:style-name="T3">Technologies:</text:span><text:span text:style-name="T1"> JSP, JQuery, D3, HTML, XML, CSS, Swing (Java GUI Toolkit), Pipeline Pilot, RabbitMQ, <text:tab/><text:tab/><text:tab/></text:span><text:span text:style-name="T2">Sinequa, Linguamatics I2E</text:span></text:p>
      <text:p text:style-name="Standard"><text:span text:style-name="T1"><text:tab/><text:tab/></text:span><text:span text:style-name="T4">Operating Systems: </text:span><text:span text:style-name="T1">Windows, Linux, Mac OSX</text:span></text:p>
      <text:p text:style-name="P7"/>
      <text:p text:style-name="Standard"><text:span text:style-name="T12">Experience</text:span><text:span text:style-name="T13"><text:tab/></text:span><text:span text:style-name="T6">Bristol-Myers Squibb</text:span><text:bookmark text:name="_GoBack"/><text:span text:style-name="T6"><text:tab/><text:tab/><text:tab/><text:tab/><text:tab/><text:tab/><text:tab/><text:tab/>Hopewell, NJ</text:span></text:p>
      <text:p text:style-name="Standard"><text:span text:style-name="T6"><text:tab/><text:tab/></text:span><text:span text:style-name="T3">Programmer Analyst<text:tab/><text:tab/><text:tab/><text:tab/><text:tab/><text:tab/><text:tab/><text:tab/></text:span><text:span text:style-name="T6">March 2012 – Present</text:span></text:p>
      <text:p text:style-name="Standard"><text:span text:style-name="T13"><text:tab/><text:tab/></text:span><text:span text:style-name="T10">Python, Bash, VB.NET, VBA, Java, Javascript, JQuery, D3, C#, Linguamatics I2E, Pipeline Pilot, Oracle SQL</text:span></text:p>
      <text:list xml:id="list7588721030474547382" text:style-name="WWNum3">
        <text:list-item>
          <text:p text:style-name="P16">Sinequa Migration</text:p>
          <text:list>
            <text:list-item>
              <text:list>
                <text:list-item>
                  <text:p text:style-name="P15"><text:span text:style-name="T1">Contributing technical expertise to migration efforts from in-house </text:span><text:span text:style-name="T7">Scientific Search</text:span><text:span text:style-name="T1"> to vendor-purchased </text:span><text:span text:style-name="T8">Sinequa</text:span><text:span text:style-name="T1"> application.</text:span></text:p>
                </text:list-item>
                <text:list-item>
                  <text:p text:style-name="P15"><text:span text:style-name="T1">Using knowledge gained working on </text:span><text:span text:style-name="T7">Scientific Search</text:span><text:span text:style-name="T1"> project to evaluate new application’s ability to meet user and technical requirements.</text:span></text:p>
                </text:list-item>
                <text:list-item>
                  <text:p text:style-name="P14">Identifying and implementing required functionality absent from the vendor application.</text:p>
                </text:list-item>
                <text:list-item>
                  <text:p text:style-name="P15"><text:span text:style-name="T1">Determining requirements for deploying </text:span><text:span text:style-name="T9">Sinequa</text:span><text:span text:style-name="T1"> application into production environment. </text:span></text:p>
                </text:list-item>
                <text:list-item>
                  <text:p text:style-name="P14">Supervising and guiding new developers, as well as assisting Business Analyst with capturing technical details.</text:p>
                </text:list-item>
              </text:list>
            </text:list-item>
          </text:list>
        </text:list-item>
        <text:list-item>
          <text:p text:style-name="P17">Scientific Search</text:p>
          <text:list>
            <text:list-item>
              <text:list>
                <text:list-item>
                  <text:p text:style-name="P14">Contributed technical expertise to design and development of an in-house scientifically aware search engine.</text:p>
                </text:list-item>
                <text:list-item>
                  <text:p text:style-name="P14">Wrote and executed test scripts in HP-ALM.</text:p>
                </text:list-item>
                <text:list-item>
                  <text:p text:style-name="P14">Automated process of building deployment packages for Development, Test, and Production environments.</text:p>
                </text:list-item>
                <text:list-item>
                  <text:p text:style-name="P14">Designed and implemented process for checking if the latest version of a document was already present in the index, eliminating the need to re-index it and greatly reducing incremental indexing times.</text:p>
                </text:list-item>
                <text:list-item>
                  <text:p text:style-name="P14">Designed and implemented process for automatically removing documents from Microsoft FAST collection after they have been removed from SharePoint.</text:p>
                </text:list-item>
                <text:list-item>
                  <text:p text:style-name="P15"><text:span text:style-name="T1">Developed </text:span><text:span text:style-name="T7">AutomationMQ</text:span><text:span text:style-name="T1"> application, used by the Scientific Search team to send predefined commands over RabbitMQ and execute them on a remote server. This allows the Scientific Search team to manage server-side applications without assistance from the server team, and without implementing remote management functionality for each individual application.</text:span></text:p>
                </text:list-item>
                <text:list-item>
                  <text:p text:style-name="P14">Supervised other developer.</text:p>
                </text:list-item>
              </text:list>
            </text:list-item>
          </text:list>
        </text:list-item>
        <text:list-item>
          <text:p text:style-name="P17">Linguamatics I2E and SIPA Workflow Tools</text:p>
          <text:list>
            <text:list-item>
              <text:list>
                <text:list-item>
                  <text:p text:style-name="P14">Provided technical expertise to SIPA (Scientific Information and Patent Analysis) team in the form of managing Natural Language Processing software and server, and developing applications to automate and optimize Analyst workflow.</text:p>
                </text:list-item>
                <text:list-item>
                  <text:p text:style-name="P14">Managing Linguamatics I2E application and hosting server.</text:p>
                </text:list-item>
                <text:list-item>
                  <text:p text:style-name="P14">Automated and optimized indexing of PubMed and PubMed Central sources.</text:p>
                </text:list-item>
                <text:list-item>
                  <text:p text:style-name="P14">Automated weekly downloading and publishing of pre-built indexes provided by Linguamatics.</text:p>
                </text:list-item>
                <text:list-item>
                  <text:p text:style-name="P15"><text:span text:style-name="T1">Contributed to the analysis and then implemented of automation tools that improved the throughput of patent and literature analysis by </text:span><text:span text:style-name="T3">more than 50%</text:span><text:span text:style-name="T1">, allowing SIPA team to support more requests with fewer people.</text:span></text:p>
                </text:list-item>
                <text:list-item>
                  <text:p text:style-name="P15"><text:span text:style-name="T1">Developed </text:span><text:span text:style-name="T7">Patent Indexer</text:span><text:span text:style-name="T1"> application which automatically downloads, sanitizes, indexes, and makes available for querying a list of patents provided by the user.</text:span></text:p>
                </text:list-item>
                <text:list-item>
                  <text:p text:style-name="P15"><text:span text:style-name="T1">Co-developed </text:span><text:span text:style-name="T7">Smart Query</text:span><text:span text:style-name="T1"> application, providing a simple but powerful interface for running I2E queries.</text:span></text:p>
                </text:list-item>
                <text:list-item>
                  <text:p text:style-name="P15"><text:span text:style-name="T1">Developed macros for dynamically highlighting hit-terms and embedding molecular structures in patent documents, increasing their value for Patent Analysts and Chemists. </text:span></text:p>
                </text:list-item>
                <text:list-item>
                  <text:p text:style-name="P15"><text:soft-page-break/><text:span text:style-name="T1">Developed a </text:span><text:span text:style-name="T7">Competitive Intelligence dashboard</text:span><text:span text:style-name="T1"> in Pipeline Pilot for tracking and visualizing drug developments in Thomson Reuters Cortellis Drugs API. </text:span></text:p>
                </text:list-item>
                <text:list-item>
                  <text:p text:style-name="P14">Developed application for querying the Thomson Reuters Cortellis Drugs API and visualizing the data by development phase and common drug properties.</text:p>
                </text:list-item>
                <text:list-item>
                  <text:p text:style-name="P15"><text:span text:style-name="T1">Migrated </text:span><text:span text:style-name="T7">Current Awareness</text:span><text:span text:style-name="T1"> news alerts application, relied on by hundreds of users, from unsupported Verity system to Microsoft FAST.</text:span></text:p>
                </text:list-item>
              </text:list>
            </text:list-item>
          </text:list>
        </text:list-item>
      </text:list>
      <text:p text:style-name="P3"/>
      <text:p text:style-name="P8"><text:span text:style-name="T6">Student Health Services, Stony Brook University</text:span><text:span text:style-name="T1"><text:tab/><text:tab/><text:tab/><text:tab/><text:tab/></text:span><text:span text:style-name="T6">Stony Brook, NY</text:span></text:p>
      <text:p text:style-name="P8"><text:span text:style-name="T4">Programmer</text:span><text:span text:style-name="T1"> </text:span><text:span text:style-name="T3">/ Support Technician<text:tab/></text:span><text:span text:style-name="T1"><text:tab/><text:tab/><text:tab/><text:tab/><text:tab/></text:span><text:span text:style-name="T6">Sept 2007 – Dec 2011</text:span></text:p>
      <text:p text:style-name="P19">VB.NET, VBA, MS SQL Server 2005, MS Visual Studio, MS Visio</text:p>
      <text:list xml:id="list200910663625881" text:continue-numbering="true" text:style-name="WWNum3">
        <text:list-item>
          <text:p text:style-name="P18">Developed a database application for tracking qualifications of medical staff, which is vital for the Student Health Services to continue legally providing medical services.</text:p>
        </text:list-item>
        <text:list-item>
          <text:p text:style-name="P18">Developed an application for storing and searching information about private practices associated with the University Counseling Center.</text:p>
        </text:list-item>
        <text:list-item>
          <text:p text:style-name="P18">Developed a computerized asset management system to keep track of computers and store detailed information about their software, hardware, and deployment statuses.</text:p>
        </text:list-item>
        <text:list-item>
          <text:p text:style-name="P18">Provided software and hardware technical support in Student Health Services, and their affiliated departments several at University campuses.</text:p>
        </text:list-item>
        <text:list-item>
          <text:p text:style-name="P18">Provided training to new Computer Technicians and Programmers.</text:p>
        </text:list-item>
      </text:list>
      <text:p text:style-name="P10"/>
      <text:p text:style-name="P20">College of Business, Stony Brook University<text:tab/><text:tab/><text:tab/><text:tab/><text:tab/>Stony Brook, NY</text:p>
      <text:p text:style-name="P9"><text:span text:style-name="T6"><text:tab/></text:span><text:span text:style-name="T3">Web Developer </text:span><text:span text:style-name="T5">Volunteer</text:span><text:span text:style-name="T1"><text:tab/><text:tab/><text:tab/><text:tab/><text:tab/><text:tab/><text:tab/></text:span><text:span text:style-name="T6">July 2010 – May 2011</text:span></text:p>
      <text:p text:style-name="P9"><text:span text:style-name="T1"><text:tab/></text:span><text:span text:style-name="T10">Java, JSP, JSTL, JavaScript, JQuery, HTML, CSS, MySQL 5, GlassFish Server, NetBeans</text:span></text:p>
      <text:list xml:id="list4466865677737039488" text:style-name="WWNum4">
        <text:list-item>
          <text:p text:style-name="P23">Developed and maintained an online Faculty Support system for the College of Business.</text:p>
        </text:list-item>
      </text:list>
      <text:list xml:id="list7841541919993755301" text:style-name="WWNum7">
        <text:list-item>
          <text:list>
            <text:list-item>
              <text:list>
                <text:list-item>
                  <text:p text:style-name="P22">The system enables faculty to submit requests for a wide variety of needs, such as technical support, office supplies and expense reimbursement.</text:p>
                </text:list-item>
                <text:list-item>
                  <text:p text:style-name="P22">Administrators can view, respond to, track, and otherwise manage submitted requests.</text:p>
                </text:list-item>
              </text:list>
            </text:list-item>
          </text:list>
        </text:list-item>
      </text:list>
      <text:p text:style-name="P2"/>
      <text:p text:style-name="Standard"><text:span text:style-name="T12">Open Source</text:span><text:span text:style-name="T13"><text:tab/></text:span><text:span text:style-name="T3">Graphing Calculator </text:span><text:span text:style-name="T6">(http://code.google.com/p/graphingcalculator)</text:span><text:span text:style-name="T16"><text:tab/><text:tab/></text:span><text:span text:style-name="T6">Feb 2010 – Present</text:span></text:p>
      <text:p text:style-name="Standard"><text:span text:style-name="T12">Projects</text:span><text:span text:style-name="T11"><text:tab/></text:span><text:span text:style-name="T10">Java, Swing (GUI Toolkit), SVN</text:span></text:p>
      <text:list xml:id="list2383804081250188905" text:style-name="WWNum1">
        <text:list-item>
          <text:p text:style-name="P24">Developing an open source, cross platform, graphing calculator.</text:p>
        </text:list-item>
        <text:list-item>
          <text:p text:style-name="P24">Project replicates many of the features of a TI-83 graphing calculator.</text:p>
        </text:list-item>
      </text:list>
      <text:p text:style-name="P4"/>
      <text:p text:style-name="P11"><text:span text:style-name="T14">Awards</text:span><text:span text:style-name="T13"><text:tab/></text:span><text:span text:style-name="T1">Multiple </text:span><text:span text:style-name="T10">Spot Awards</text:span><text:span text:style-name="T1"> for Outstanding Performance</text:span></text:p>
      <text:p text:style-name="P12"><text:span text:style-name="T10">IAS Data Shark Award</text:span><text:span text:style-name="T1">, Dec 2012, Jun 2012</text:span></text:p>
      <text:p text:style-name="P12"><text:span text:style-name="T10">Certificate of Excellence</text:span><text:span text:style-name="T1"> for Outstanding Performance in </text:span><text:span text:style-name="T10">Principles of Database Systems</text:span><text:span text:style-name="T1"> Course Project, Dec 2008</text:span></text:p>
      <text:p text:style-name="P12"><text:span text:style-name="T10">Dean’s List</text:span><text:span text:style-name="T1">,</text:span><text:span text:style-name="T6"> </text:span><text:span text:style-name="T1">Fall 2007, Fall 2006</text:span><text:span text:style-name="T6"> </text:span></text:p>
      <text:p text:style-name="P5"/>
      <text:p text:style-name="Standard"><text:span text:style-name="T14">Invited</text:span><text:span text:style-name="T13"><text:tab/><text:tab/></text:span><text:span text:style-name="T3">Enhancing Out-of-the-Box I2E</text:span><text:span text:style-name="T1">, Linguamatics Text Mining Summit, Oct 2012 (https://goo.gl/TEiMWm)</text:span></text:p>
      <text:p text:style-name="Standard"><text:span text:style-name="T14">Presentations</text:span><text:span text:style-name="T13"><text:tab/></text:span></text:p>
      <text:p text:style-name="P5"/>
      <text:p text:style-name="P6"><text:span text:style-name="T12">Education</text:span><text:span text:style-name="T13"><text:tab/></text:span><text:span text:style-name="T1">MBA with concentration in Information System Management and Finance, </text:span><text:span text:style-name="T3">Stony Brook University</text:span></text:p>
      <text:p text:style-name="Standard"><text:span text:style-name="T1"><text:tab/><text:tab/>Bachelor of Science in Computer Science, </text:span><text:span text:style-name="T3">Stony Brook Universit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RW Bookman L" svg:font-family="'URW Bookman L'"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Times" fo:font-family="Times" style:font-family-generic="roman" style:font-pitch="variable" fo:font-size="12pt" style:letter-kerning="true" style:font-name-asian="DejaVu Sans" style:font-family-asian="'DejaVu Sans'" style:font-family-generic-asian="system" style:font-pitch-asian="variable"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Helvetica" fo:font-family="Helvetica" style:font-family-generic="roman" style:font-pitch="variable" fo:font-size="14pt"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3" style:display-name="Heading 3" style:family="paragraph" style:parent-style-name="Standard" style:default-outline-level="3" style:list-style-name="" style:class="text">
      <style:paragraph-properties fo:margin-top="0.1945in" fo:margin-bottom="0.1945in" loext:contextual-spacing="false" fo:orphans="2" fo:widows="2" fo:hyphenation-ladder-count="no-limit"/>
      <style:text-properties style:font-name="Times New Roman" fo:font-family="'Times New Roman'" style:font-family-generic="roman" style:font-pitch="variable" fo:font-size="13.5pt" fo:font-weight="bold" style:letter-kerning="false" style:font-name-asian="Times New Roman1" style:font-family-asian="'Times New Roman'" style:font-family-generic-asian="system" style:font-pitch-asian="variable" style:font-size-asian="13.5pt" style:font-weight-asian="bold" style:font-size-complex="13.5pt" style:font-weight-complex="bold" fo:hyphenate="true" fo:hyphenation-remain-char-count="2" fo:hyphenation-push-char-count="2"/>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text-properties fo:font-variant="small-caps" style:font-name="URW Bookman L" fo:font-family="'URW Bookman L'" style:font-family-generic="roman" style:font-pitch="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Internet_20_link" style:display-name="Internet link" style:family="text">
      <style:text-properties fo:color="#000080" style:text-underline-style="solid" style:text-underline-width="auto" style:text-underline-color="font-color"/>
    </style:style>
    <style:style style:name="Strong" style:family="text">
      <style:text-properties fo:font-weight="bold" style:font-weight-asian="bold" style:font-weight-complex="bold"/>
    </style:style>
    <style:style style:name="Heading_20_3_20_Char" style:display-name="Heading 3 Char" style:family="text">
      <style:text-properties fo:font-size="13.5pt" fo:font-weight="bold" style:font-size-asian="13.5pt" style:font-weight-asian="bold"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7398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3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3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3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1.2319in"/>
        </style:list-level-properties>
        <style:text-properties fo:font-family="'Times New Roman'" style:font-style-name="Regular"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398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3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3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3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4898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9898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4898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234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73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34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23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34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73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7398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3752in" fo:margin-left="0.5in" fo:margin-right="0.5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gor Poblaguev</meta:initial-creator>
    <meta:editing-cycles>8</meta:editing-cycles>
    <meta:print-date>2011-12-27T04:35:00</meta:print-date>
    <meta:creation-date>2015-11-11T17:39:00</meta:creation-date>
    <dc:date>2015-11-29T20:09:09.699868000</dc:date>
    <meta:editing-duration>PT31M47S</meta:editing-duration>
    <meta:generator>LibreOffice/5.0.3.2$MacOSX_X86_64 LibreOffice_project/e5f16313668ac592c1bfb310f4390624e3dbfb75</meta:generator>
    <meta:document-statistic meta:table-count="1" meta:image-count="0" meta:object-count="0" meta:page-count="2" meta:paragraph-count="60" meta:word-count="812" meta:character-count="5837" meta:non-whitespace-character-count="5063"/>
    <meta:user-defined meta:name="AppVersion">12.0000</meta:user-defined>
    <meta:user-defined meta:name="Company">Stony Brook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148664911</meta:user-defined>
    <meta:user-defined meta:name="_AuthorEmail" meta:value-type="string">Egor.Poblaguev@bms.com</meta:user-defined>
    <meta:user-defined meta:name="_AuthorEmailDisplayName" meta:value-type="string">Poblaguev, Egor</meta:user-defined>
    <meta:user-defined meta:name="_EmailSubject" meta:value-type="string">Resume</meta:user-defined>
    <meta:user-defined meta:name="_PreviousAdHocReviewCycleID" meta:value-type="float">-1148664911</meta:user-defined>
    <meta:template xlink:type="simple" xlink:actuate="onRequest" xlink:title="Normal.dotm" xlink:href=""/>
  </office:meta>
</office:document-meta>
</file>